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Bibliography_20_1">
      <style:paragraph-properties>
        <style:tab-stops/>
      </style:paragraph-properties>
    </style:style>
    <style:style style:name="P5" style:family="paragraph" style:parent-style-name="Text_20_body" style:list-style-name="WW8Num2"/>
    <style:style style:name="P6" style:family="paragraph" style:parent-style-name="Text_20_body" style:list-style-name="WW8Num2"/>
    <style:style style:name="P7" style:family="paragraph" style:parent-style-name="Text_20_body" style:list-style-name="WW8Num2"/>
    <style:style style:name="P8" style:family="paragraph" style:parent-style-name="Text_20_body" style:list-style-name="WW8Num2"/>
    <style:style style:name="P9" style:family="paragraph" style:parent-style-name="Text_20_body" style:list-style-name="WW8Num2"/>
    <style:style style:name="P10" style:family="paragraph" style:parent-style-name="Text_20_body" style:list-style-name="WW8Num2"/>
    <style:style style:name="P11" style:family="paragraph" style:parent-style-name="Text_20_body" style:list-style-name="WW8Num2"/>
    <style:style style:name="P12" style:family="paragraph" style:parent-style-name="Text_20_body" style:list-style-name="WW8Num2"/>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WW8Num1"/>
    <style:style style:name="P17" style:family="paragraph" style:parent-style-name="Text_20_body" style:list-style-name="WW8Num1"/>
    <style:style style:name="P18" style:family="paragraph" style:parent-style-name="Text_20_body" style:list-style-name="WW8Num1"/>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Contents_20_1">
      <style:paragraph-properties>
        <style:tab-stops>
          <style:tab-stop style:position="17.501cm" style:type="right" style:leader-style="dotted" style:leader-text="."/>
        </style:tab-stops>
      </style:paragraph-properties>
    </style:style>
    <style:style style:name="P36" style:family="paragraph" style:parent-style-name="Contents_20_2">
      <style:paragraph-properties>
        <style:tab-stops>
          <style:tab-stop style:position="17.078cm" style:type="right" style:leader-style="dotted" style:leader-text="."/>
        </style:tab-stops>
      </style:paragraph-properties>
    </style:style>
    <style:style style:name="P37" style:family="paragraph" style:parent-style-name="Contents_20_3">
      <style:paragraph-properties>
        <style:tab-stops>
          <style:tab-stop style:position="16.655cm" style:type="right" style:leader-style="dotted" style:leader-text="."/>
        </style:tab-stops>
      </style:paragraph-properties>
    </style:style>
    <style:style style:name="P38" style:family="paragraph" style:parent-style-name="Header">
      <style:paragraph-properties fo:text-align="center" style:justify-single-word="false"/>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style:style style:name="T4" style:family="text">
      <style:text-properties fo:language="ru" fo:country="RU"/>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35">Введение<text:tab/>2</text:p>
          <text:p text:style-name="P35">Глава 1. средства разработки Доменно-специфичных языков <text:tab/>3</text:p>
          <text:p text:style-name="P36">1.1. Модельно-ориентированный подход<text:tab/>3</text:p>
          <text:p text:style-name="P36">1.2. Разнообразие синтаксических систем<text:tab/>3</text:p>
          <text:p text:style-name="P36">1.3. Использование текстового синтаксиса<text:tab/>3</text:p>
          <text:p text:style-name="P36">1.4. Принцип работы транслятора, абстрактное синтаксическое дерево<text:tab/>3</text:p>
          <text:p text:style-name="P36">1.5. Средства автоматизации построения текстового синтаксиса<text:tab/>3</text:p>
          <text:p text:style-name="P37">1.5.1. xText<text:tab/>3</text:p>
          <text:p text:style-name="P36">1.6. Постановка задачи<text:tab/>3</text:p>
          <text:p text:style-name="P36">1.7. Разработка, ориентированная на модели, MDA<text:tab/>3</text:p>
          <text:p text:style-name="P36">1.8. Система метамоделирования EMF<text:tab/>3</text:p>
          <text:p text:style-name="P35">Глава 2. Автоматизация семантического анализа<text:tab/>4</text:p>
          <text:p text:style-name="P36">2.1. Структура AST<text:tab/>4</text:p>
          <text:p text:style-name="P37">2.1.1. Тестовые ссылки<text:tab/>5</text:p>
          <text:p text:style-name="P37">2.1.2. Наследование в метамодели AST<text:tab/>5</text:p>
          <text:p text:style-name="P36">2.2. Архитектура семантического анализатора<text:tab/>5</text:p>
          <text:p text:style-name="P37">2.2.1. Непосредственное отображение<text:tab/>5</text:p>
          <text:p text:style-name="P37">2.2.2. Разрешение ссылок<text:tab/>6</text:p>
          <text:p text:style-name="P37">2.2.3. Хранилище созданных объектов<text:tab/>6</text:p>
          <text:p text:style-name="P36">2.3. Ссылки вперед<text:tab/>6</text:p>
          <text:p text:style-name="P37">2.3.1. Отложенное разрешение ссылок<text:tab/>7</text:p>
          <text:p text:style-name="P36">2.4. Области видимости<text:tab/>7</text:p>
          <text:p text:style-name="P36">2.5. Зависимости между ссылками<text:tab/>8</text:p>
          <text:p text:style-name="P35">Глава 3. Моделирование семантического анализатора<text:tab/>9</text:p>
          <text:p text:style-name="P36">3.1. Модель отображения между AST и целевой метамоделью<text:tab/>9</text:p>
          <text:p text:style-name="P36">3.2. Язык трансформации метамоделей<text:tab/>9</text:p>
          <text:p text:style-name="P37">3.2.1. Преобразование существующих классов<text:tab/>10</text:p>
          <text:p text:style-name="P37">3.2.2. Исключение класса из рассмотрения<text:tab/>10</text:p>
          <text:p text:style-name="P37">3.2.3. Создание чисто синтаксических классов<text:tab/>10</text:p>
          <text:p text:style-name="P37">3.2.4. Описания классов<text:tab/>10</text:p>
          <text:p text:style-name="P37">3.2.5. Изменение иерархии наследования<text:tab/>11</text:p>
          <text:p text:style-name="P37">3.2.6. Трансляция типов ссылок<text:tab/>11</text:p>
          <text:p text:style-name="P36">3.3. Модель отображения как журнал трансформации<text:tab/>11</text:p>
          <text:p text:style-name="P35">Глава 4. Генерация кода<text:tab/>12</text:p>
          <text:p text:style-name="P36">4.1. Архитектура генератора<text:tab/>12</text:p>
          <text:p text:style-name="P36">4.2. Модель семантического анализатора<text:tab/>12</text:p>
          <text:p text:style-name="P36">4.3. Реализация семантического анализатора<text:tab/>13</text:p>
          <text:p text:style-name="P37">4.3.1. Отложенное и немедленное разрешение ссылок<text:tab/>13</text:p>
          <text:p text:style-name="P36">4.4. Дополнительная информация<text:tab/>13</text:p>
          <text:p text:style-name="P36">4.5. Построение модели анализатора по модели соответствия<text:tab/>14</text:p>
          <text:p text:style-name="P35">Заключение<text:tab/>15</text:p>
          <text:p text:style-name="P35">Литература<text:tab/>16</text:p>
          <text:p text:style-name="P35">Приложение 1. Использованные метамодели<text:tab/>17</text:p>
          <text:p text:style-name="P35">Приложение 2. Пример использования предложенных методов для языка ASTrans<text:tab/>18</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h text:style-name="Heading_20_2" text:outline-level="2">Модельно-ориентированный подход</text:h>
      <text:h text:style-name="Heading_20_2" text:outline-level="2">Разнообразие синтаксических систем</text:h>
      <text:h text:style-name="Heading_20_2" text:outline-level="2">Использование текстового синтаксиса</text:h>
      <text:h text:style-name="Heading_20_2" text:outline-level="2">Принцип работы транслятора, абстрактное синтаксическое дерево</text:h>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1" text:outline-level="3">xText</text:h>
      <text:h text:style-name="Heading_20_2" text:outline-level="2">Постановка задачи</text:h>
      <text:h text:style-name="Heading_20_2" text:outline-level="2">Разработка, ориентированная на модели, <text:span text:style-name="T1">MDA</text:span></text:h>
      <text:p text:style-name="Text_20_body">Грамматика – метамодель текста и т. д.</text:p>
      <text:h text:style-name="Heading_20_2" text:outline-level="2">Система метамоделирования <text:span text:style-name="T1">EMF</text:span></text:h>
      <text:p text:style-name="Text_20_body">-перекрестные ссылки</text:p>
      <text:h text:style-name="Heading_20_1" text:outline-level="1">Автоматизация семантического анализа</text:h>
      <text:p text:style-name="Text_20_body">---- Название раздела не соответствует его содержанию. Нет формализации, а должна быть, пожалуй.</text:p>
      <text:p text:style-name="Text_20_body"/>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Text_20_body">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Text_20_body"/>
      <text:p text:style-name="Text_20_body"><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Text_20_body">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Text_20_body"/>
      <text:p text:style-name="Text_20_body">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Text_20_body">- Перенести всю информацию по ним сюда.</text:p>
      <text:p text:style-name="Text_20_body"/>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p text:style-name="Text_20_body"/>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Text_20_body">- пример</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3">Java</text:span>-подобный язык. классы, примитивные типы, пакеты, поля. надо </text:p>
      <text:list text:style-name="WW8Num2">
        <text:list-item>
          <text:p text:style-name="P5">отличать ссылку на класс от определения класса</text:p>
        </text:list-item>
        <text:list-item>
          <text:p text:style-name="P5"><text:span text:style-name="T1">qn </text:span>является ссылкой на тип</text:p>
        </text:list-item>
        <text:list-item>
          <text:p text:style-name="P5"><text:span text:style-name="T1">basictype </text:span>является ссылкой на тип</text:p>
        </text:list-item>
        <text:list-item>
          <text:p text:style-name="P5"><text:span text:style-name="T1">qn </text:span>является ссылкой на пакет</text:p>
        </text:list-item>
        <text:list-item>
          <text:p text:style-name="P5">есть конфликт</text:p>
        </text:list-item>
        <text:list-item>
          <text:p text:style-name="P5">надо сделать <text:span text:style-name="T1">classreference</text:span>, содержащий <text:span text:style-name="T1">qn</text:span>, и наследующийся от ссылки на тип</text:p>
        </text:list-item>
        <text:list-item>
          <text:p text:style-name="P5">и сделать так, чтобы <text:span text:style-name="T1">classAS</text:span> уже не наследовался от ссылки на тип</text:p>
        </text:list-item>
        <text:list-item>
          <text:p text:style-name="P5">ПРИДУМАТЬ ПРИМЕР ПОПРОЩЕ</text:p>
        </text:list-item>
      </text:list>
      <text:h text:style-name="Heading_20_2" text:outline-level="2"><text:reference-mark text:name="2.2"/>Архитектура семантического анализатора</text:h>
      <text:p text:style-name="Text_20_body">В данном разделе приводится описание обобщенной архитектуры семантического анализатора, способного преобразовывать <text:span text:style-name="T1">AST</text:span> в экземпляр целевой метамодели. </text:p>
      <text:h text:style-name="Heading_20_3" text:outline-level="3"><text:reference-mark text:name="Непосредственное отображение"/>Непосредственное отображение</text:h>
      <text:p text:style-name="Text_20_body">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Text_20_body">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Text_20_body"/>
      <text:p text:style-name="Text_20_body">--- картинка про архитектуру</text:p>
      <text:p text:style-name="Text_20_body">--- пример</text:p>
      <text:h text:style-name="Heading_20_3" text:outline-level="3">Разрешение ссылок</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2" text:outline-level="2">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1" text:outline-level="1"><text:reference-mark text:name="Моделирование семантического анализатора"/>Моделирование семантического анализатора</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Модель отображен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13">NONE – нет преобразования, значение копируется без изменений;</text:p>
        </text:list-item>
        <text:list-item>
          <text:p text:style-name="P13">MAPPED – отображение, ссылка не требует разрешения;</text:p>
        </text:list-item>
        <text:list-item>
          <text:p text:style-name="P1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Text_20_body">Однако, поскольку модель проста, описание языка выглядит весьма громоздко, и создавать его вручную крайне утомительно.</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16">Образ некоторого класса.</text:p>
        </text:list-item>
        <text:list-item>
          <text:p text:style-name="P16">Чисто синтаксический класс, созданный некоторой командой внутри данной трансформации.</text:p>
        </text:list-item>
        <text:list-item>
          <text:p text:style-name="P16">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p text:style-name="Standard"/>
      <text:h text:style-name="Heading_20_1" text:outline-level="1">Генерация кода</text:h>
      <text:p text:style-name="Text_20_body"><text:span text:style-name="T4">Располагая моделью отображения, описанной в главе </text:span><text:span text:style-name="T4"><text:reference-ref text:reference-format="chapter" text:ref-name="Моделирование семантического анализатора">3</text:reference-ref></text:span><text:span text:style-name="T4">, можно автоматически построить модули, описанные в разделе </text:span><text:span text:style-name="T4"><text:reference-ref text:reference-format="chapter" text:ref-name="2.2">2.2</text:reference-ref></text:span><text:span text:style-name="T4">, причем непосредственное отображение (см. </text:span><text:span text:style-name="T4"><text:reference-ref text:reference-format="chapter" text:ref-name="Непосредственное отображение">2.2.1</text:reference-ref></text:span><text:span text:style-name="T4">)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4"><text:reference-ref text:reference-format="chapter" text:ref-name="2.2">2.2</text:reference-ref></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19">name – имя класса, реализующего непосредственное отображение;</text:p>
        </text:list-item>
        <text:list-item>
          <text:p text:style-name="P19">mappingRules – правила отображения;</text:p>
        </text:list-item>
        <text:list-item>
          <text:p text:style-name="P19">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22">name – имя правила;</text:p>
        </text:list-item>
        <text:list-item>
          <text:p text:style-name="P22">parameter – тип и имя параметра правила, то есть отображаемой вершины AST;</text:p>
        </text:list-item>
        <text:list-item>
          <text:p text:style-name="P22">result – тип и имя результата преобразования, результирующий объект создается при входе в тело правила;</text:p>
        </text:list-item>
        <text:list-item>
          <text:p text:style-name="P22">scopeInformationStatements – указание на то, что необходимо оповещать модуль разрешения ссылок о входе в данное правило и выходе из него;</text:p>
        </text:list-item>
        <text:list-item>
          <text:p text:style-name="P22">assignAttributeStatements – присваивания значений атрибутов параметра атрибутам результата;</text:p>
        </text:list-item>
        <text:list-item>
          <text:p text:style-name="P22">assignReferenceStatements – присваивания ссылок: с разрешением или без, если требуется разрешение, то указывается, отложенное оно или нет.</text:p>
        </text:list-item>
        <text:list-item>
          <text:p text:style-name="P22">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29">ссылку на описываемый класс целевой метамодели;</text:p>
        </text:list-item>
        <text:list-item>
          <text:p text:style-name="P29">флаг, говорящий о том, требуется ли сообщать модулю разрешения ссылок о входе в объекты образа этого класса и выходе из них;</text:p>
        </text:list-item>
        <text:list-item>
          <text:p text:style-name="P29">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32">MAPPED – присваивание результата прямого отображения;</text:p>
        </text:list-item>
        <text:list-item>
          <text:p text:style-name="P32">TRANSLATED – присваивание результата разрешения (отложенное или нет – выбирается в соответствии с дополнительной информацией);</text:p>
        </text:list-item>
        <text:list-item>
          <text:p text:style-name="P32">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p text:style-name="Text_20_body"/>
      <text:p text:style-name="Заголовок_20_1_20_без_20_номера">Заключение</text:p>
      <text:p text:style-name="Text_20_body"/>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1: Frank Budinsky, David Steinberg, Ed Merks, Ray Ellersick, Timothy J. Grose., Eclipse Modeling Framework, 2003</text:p>
          <text:p text:style-name="P4">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P1"><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28T22:15:28</dc:date>
    <dc:language>ru-RU</dc:language>
    <meta:editing-cycles>500</meta:editing-cycles>
    <meta:editing-duration>P1DT13H1M4S</meta:editing-duration>
    <meta:user-defined meta:name="Info 1"/>
    <meta:user-defined meta:name="Info 2"/>
    <meta:user-defined meta:name="Info 3"/>
    <meta:user-defined meta:name="Info 4"/>
    <meta:document-statistic meta:table-count="0" meta:image-count="0" meta:object-count="0" meta:page-count="18" meta:paragraph-count="229" meta:word-count="3628" meta:character-count="28142"/>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